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Text_20_body">
      <style:text-properties officeooo:rsid="002e7623" officeooo:paragraph-rsid="002e7623"/>
    </style:style>
    <style:style style:name="P4" style:family="paragraph" style:parent-style-name="Text_20_body">
      <style:text-properties officeooo:rsid="002ad2b5" officeooo:paragraph-rsid="002c8dcc"/>
    </style:style>
    <style:style style:name="P5" style:family="paragraph" style:parent-style-name="Text_20_body">
      <style:text-properties officeooo:paragraph-rsid="002e7623"/>
    </style:style>
    <style:style style:name="P6" style:family="paragraph" style:parent-style-name="Text_20_body">
      <style:text-properties officeooo:rsid="002ff7c8" officeooo:paragraph-rsid="002ff7c8"/>
    </style:style>
    <style:style style:name="P7" style:family="paragraph" style:parent-style-name="Text_20_body">
      <style:text-properties officeooo:rsid="0030abce" officeooo:paragraph-rsid="0030abce"/>
    </style:style>
    <style:style style:name="P8" style:family="paragraph" style:parent-style-name="Heading_20_1">
      <style:text-properties officeooo:rsid="002e7623" officeooo:paragraph-rsid="002e7623"/>
    </style:style>
    <style:style style:name="P9" style:family="paragraph" style:parent-style-name="Heading_20_2">
      <style:paragraph-properties fo:break-before="page"/>
    </style:style>
    <style:style style:name="P10" style:family="paragraph" style:parent-style-name="Text_20_body" style:list-style-name="L1">
      <style:text-properties officeooo:rsid="002ad2b5" officeooo:paragraph-rsid="002c8dcc"/>
    </style:style>
    <style:style style:name="P11" style:family="paragraph" style:parent-style-name="Text_20_body" style:list-style-name="L2">
      <style:text-properties officeooo:rsid="002ff7c8" officeooo:paragraph-rsid="002ff7c8"/>
    </style:style>
    <style:style style:name="P12" style:family="paragraph" style:parent-style-name="Text_20_body" style:list-style-name="L3">
      <style:text-properties officeooo:paragraph-rsid="0030abce"/>
    </style:style>
    <style:style style:name="P13" style:family="paragraph" style:parent-style-name="Text_20_body" style:list-style-name="L3">
      <style:text-properties officeooo:rsid="0030abce" officeooo:paragraph-rsid="0030abce"/>
    </style:style>
    <style:style style:name="P14" style:family="paragraph" style:parent-style-name="Text_20_body" style:list-style-name="L5">
      <style:text-properties officeooo:rsid="0030abce" officeooo:paragraph-rsid="0030abce"/>
    </style:style>
    <style:style style:name="P15" style:family="paragraph" style:parent-style-name="Text_20_body" style:list-style-name="L5">
      <style:text-properties officeooo:rsid="0030abce" officeooo:paragraph-rsid="0037cab8"/>
    </style:style>
    <style:style style:name="P16" style:family="paragraph" style:parent-style-name="Text_20_body" style:list-style-name="L4">
      <style:text-properties officeooo:paragraph-rsid="0037cab8"/>
    </style:style>
    <style:style style:name="P17" style:family="paragraph" style:parent-style-name="Text_20_body" style:list-style-name="L4">
      <style:text-properties officeooo:rsid="002e7623" officeooo:paragraph-rsid="002e7623"/>
    </style:style>
    <style:style style:name="P18" style:family="paragraph" style:parent-style-name="Text_20_body">
      <style:text-properties officeooo:rsid="002e7623" officeooo:paragraph-rsid="002e7623"/>
    </style:style>
    <style:style style:name="P19" style:family="paragraph" style:parent-style-name="Text_20_body" style:list-style-name="L5">
      <style:text-properties officeooo:paragraph-rsid="0030abce"/>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text-properties officeooo:paragraph-rsid="003693c5"/>
    </style:style>
    <style:style style:name="T1" style:family="text">
      <style:text-properties officeooo:rsid="000f7497"/>
    </style:style>
    <style:style style:name="T2" style:family="text">
      <style:text-properties officeooo:rsid="002e7623"/>
    </style:style>
    <style:style style:name="T3" style:family="text">
      <style:text-properties fo:font-weight="bold" style:font-weight-asian="bold" style:font-weight-complex="bold"/>
    </style:style>
    <style:style style:name="T4" style:family="text">
      <style:text-properties fo:font-weight="bold" officeooo:rsid="002e7623" style:font-weight-asian="bold" style:font-weight-complex="bold"/>
    </style:style>
    <style:style style:name="T5" style:family="text">
      <style:text-properties fo:font-weight="bold" officeooo:rsid="0030abce" style:font-weight-asian="bold" style:font-weight-complex="bold"/>
    </style:style>
    <style:style style:name="T6" style:family="text">
      <style:text-properties officeooo:rsid="0030abce"/>
    </style:style>
    <style:style style:name="T7" style:family="text">
      <style:text-properties officeooo:rsid="00319ba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xml:id="list314658232" text:style-name="Outline">
        <text:list-item>
          <text:h text:style-name="P8" text:outline-level="1">도입부</text:h>
        </text:list-item>
      </text:list>
      <text:p text:style-name="P4">AutomataCI를 귀하의 프로젝트에 선택하고 사용해 주셔서 감사합니다. AutomataCI를 배포할 만한 확실한 비즈니스적 이유가 있기는 하지만, 이 명세서는 상위 서비스의 장애가 발생하더라도 AutomataCI를 운영하는 방법에 대한 지식과 AutomataCI 사본을 소유할 수 있는 자유가 보장되도록 합니다.</text:p>
      <text:p text:style-name="P4"/>
      <text:p text:style-name="P4">업스트림 레벨에서 저희 팀을 연락하고 싶으시다면, 다음 포털을 방문해 주십시오:</text:p>
      <text:list text:style-name="L1">
        <text:list-item>
          <text:p text:style-name="P10">잡담 또는 수다: <text:a xlink:type="simple" xlink:href="https://github.com/orgs/ChewKeanHo/discussions" text:style-name="Internet_20_link" text:visited-style-name="Visited_20_Internet_20_Link">https://github.com/orgs/ChewKeanHo/discussions</text:a></text:p>
        </text:list-item>
        <text:list-item>
          <text:p text:style-name="P10">AutomataCI 업스트림 저장소: <text:a xlink:type="simple" xlink:href="https://github.com/ChewKeanHo/AutomataCI" text:style-name="Internet_20_link" text:visited-style-name="Visited_20_Internet_20_Link">https://github.com/ChewKeanHo/AutomataCI</text:a></text:p>
        </text:list-item>
      </text:list>
      <text:p text:style-name="P4"/>
      <text:p text:style-name="P6">이 책은 초보자부터 고급자까지 다양한 수준의 작업자를 위해 작성되고 구성되었습니다.</text:p>
      <text:list text:style-name="L2">
        <text:list-item>
          <text:p text:style-name="P11"><text:span text:style-name="T3">초급/비전문 사용자</text:span> – 보통 신입 또는 하급 역할을 맡고 있으며, 충분한 기술 지식 (예: Shell 및 PowerShell 스크립팅) 없이도 소프트웨어 생산 환경을 운영해야 하는 경우가 많습니다. 이들은 개발 작업을 수행할 수 없습니다.</text:p>
        </text:list-item>
        <text:list-item>
          <text:p text:style-name="P11"><text:span text:style-name="T3">중급</text:span> – Shell 및 PowerShell 지식은 충분하지만 기존 소프트웨어 생산 환경의 구성 요소를 개선해야 하는 경우입니다.</text:p>
        </text:list-item>
        <text:list-item>
          <text:p text:style-name="P11"><text:span text:style-name="T3">개발자</text:span> – <text:s/>Shell 및 PowerShell 지식이 매우 풍부하고 소프트웨어 생산 환경의 구성 요소를 자신 있게 개발할 수 있는 수준입니다.</text:p>
        </text:list-item>
        <text:list-item>
          <text:p text:style-name="P11"><text:span text:style-name="T3">AutomataCI 관리자</text:span> – AutomataCI에 대해 전면적인 지식을 가지고 있으며, 로컬 또는 업스트림에서 AutomataCI를 유지보수하거나 추가 개발하는 역할을 맡습니다.</text:p>
        </text:list-item>
      </text:list>
      <text:p text:style-name="P6"/>
      <text:p text:style-name="P6">따라서 자신의 목적을 파악하고 어느 페이지에서 멈춰야 하는지 알아야 합니다. 예를 들어, AutomataCI를 통해 관리되는 자체 소프트웨어 생산 환경을 개발해야 하는 경우 "개발자" 수준에 도달해야 합니다. AutomataCI를 사용하여 전자책을 제작하라는 지시를 받은 마케터라면 "초급/비전문 사용자" 수준이면 충분합니다.</text:p>
      <text:p text:style-name="P6"/>
      <text:list xml:id="list163306067520792" text:continue-list="list314658232" text:style-name="Outline">
        <text:list-item>
          <text:list>
            <text:list-item>
              <text:h text:style-name="P9" text:outline-level="2">또 다른 CI의 필요성</text:h>
            </text:list-item>
          </text:list>
        </text:list-item>
      </text:list>
      <text:p text:style-name="P20">AutomataCI는 특히 2022년 이후 인터넷 전반에서 발생한 공급망 위협에 대응하기 위해 제작되었습니다 (참조: <text:a xlink:type="simple" xlink:href="https://doi.org/10.5281/zenodo.6815013" office:target-frame-name="_blank" xlink:show="new" text:style-name="Internet_20_link" text:visited-style-name="Visited_20_Internet_20_Link">https://doi.org/10.5281/zenodo.6815013</text:a>). COVID-19 팬데믹 이후, 많은 CI 서비스 제공업체들이 고객을 갈취할 정도로 (예: 매우 높은 가격을 지불하거나 전체 프로젝트 운영을 중단하도록 강요) 기존 비즈니스 방식을 과감하게 변경하고 있습니다.</text:p>
      <text:p text:style-name="P20"/>
      <text:p text:style-name="P21">그러한 위협에 대응하여 ZORALab의 Monteur (<text:a xlink:type="simple" xlink:href="https://github.com/zoralab/monteur" text:style-name="Internet_20_link" text:visited-style-name="Visited_20_Internet_20_Link">https://github.com/zoralab/monteur</text:a>) 이 위협을 제거하기 위해 처음 개발되었습니다. 하지만 다양한 OS 수준의 기본 함수를 처리하고 프로그래밍 언어의 컴파일러에 의존한다는 점에서 한계가 있습니다. 이는 다음과 같은 이유로 이상적이지 않습니다:</text:p>
      <text:p text:style-name="Text_20_body"/>
      <text:list text:style-name="L3">
        <text:list-item>
          <text:p text:style-name="P12">자동화를 구축하는 데에는 꼭 관리해야 할 중요한 구성 요소가 2가지 있습니다.</text:p>
        </text:list-item>
        <text:list-item>
          <text:p text:style-name="P13">기술적 요구사항으로 인해 비전문 기여자들이 배제됩니다.</text:p>
        </text:list-item>
      </text:list>
      <text:p text:style-name="P5"/>
      <text:p text:style-name="P5">따라서 ZORALab의 Monteur의 약점을 해결하기 위해 반복적으로 AutomataCI가 만들어졌으며, 프로젝트 저장소가 ZORALab의 Monteur 실행 파일의 복잡성에 완전히 의존하지 않고 작동할 수 있도록 합니다.</text:p>
      <text:p text:style-name="P5"/>
      <text:list xml:id="list163305509430094" text:continue-list="list163306067520792" text:style-name="Outline">
        <text:list-item>
          <text:list>
            <text:list-item>
              <text:h text:style-name="P9" text:outline-level="2">AutomataCI 설계 원칙</text:h>
            </text:list-item>
          </text:list>
        </text:list-item>
      </text:list>
      <text:p text:style-name="P3">프로젝트는 다음 목표를 충족해야 합니다:</text:p>
      <text:list text:style-name="L4">
        <text:list-item>
          <text:p text:style-name="P17"><text:span text:style-name="T3">즉시 작동합니다</text:span> – 설치할 필요 없이 작동합니다; 그리고</text:p>
        </text:list-item>
        <text:list-item>
          <text:p text:style-name="P17"><text:span text:style-name="T3">포용적입니다</text:span> – 운영을 위해 아무도 소외되지 않습니다; 그리고</text:p>
        </text:list-item>
        <text:list-item>
          <text:p text:style-name="P17"><text:span text:style-name="T3">최소한의 학습 필요</text:span> – Shell과 PowerShell 스크립트만 알면 됩니다; 그리고</text:p>
        </text:list-item>
        <text:list-item>
          <text:p text:style-name="P17"><text:span text:style-name="T3">트리거로 자동화할 수 있습니다</text:span> – 기존 타사 또는 로컬 통합을 유지할 수 있습니다; 그리고</text:p>
        </text:list-item>
        <text:list-item>
          <text:p text:style-name="P16"><text:span text:style-name="T3">쉽게 일시 중지하고 로컬에서 디버깅을 수행할 수 있습니다</text:span> <text:span text:style-name="T2">–</text:span> 집중적인 디버깅을 위해 반자율적인 실행 상태를 유지하고 에너지와 리소스를 절약합니다.</text:p>
        </text:list-item>
      </text:list>
      <text:p text:style-name="P5"/>
      <text:p text:style-name="P3">타사 CI 제공업체의 이윤 중심 접근 방식을 퇴치하기 위해 AutomataCI는 기본적으로 프로덕션 팩토리를 로컬 제어 방식으로 보호하여 사용자와 벤더 모두 동일한 명령 집합을 실행할 수 있도록 합니다. 이런 방식을 통해 법적으로 준수한 "갈취"가 발생하는 경우에도 로컬 또는 다른 벤더에게 운영을 전환하여 프로덕션 프로세스 및 명령을 손상 없이 쉽게 팩토리를 이탈할 수 있습니다.</text:p>
      <text:p text:style-name="P3"/>
      <text:list text:continue-list="list163305509430094" text:style-name="Outline">
        <text:list-item>
          <text:list>
            <text:list-item>
              <text:h text:style-name="P9" text:outline-level="2">자동화 이외의 기능 확장</text:h>
            </text:list-item>
          </text:list>
        </text:list-item>
      </text:list>
      <text:p text:style-name="P7">v2.0.0 버전부터 AutomataCI는 단순한 CI 기능에서 다양한 역할을 수행하는 팩토리 관리 도구로 확장되었습니다. AutomataCI를 사용하여 다음을 수행할 수 있습니다:</text:p>
      <text:p text:style-name="P7"/>
      <text:list text:style-name="L5">
        <text:list-item>
          <text:p text:style-name="P14"><text:span text:style-name="T3">자신 있게 크로스 컴파일링</text:span> – 일반적인 CPU뿐만 아니라 선택한 기술을 사용하여 다양한 하드웨어를 위해 안정적으로 빌드합니다.</text:p>
        </text:list-item>
        <text:list-item>
          <text:p text:style-name="P19"><text:span text:style-name="T5">유통 범위 최대화</text:span><text:span text:style-name="T6"> – 소프트웨어를 가능한 한 많은 표준화된 배포 채널에 패키징하여 고객의 사용자 경험을 원활하게 만듭니다.</text:span></text:p>
        </text:list-item>
        <text:list-item>
          <text:p text:style-name="P14"><text:span text:style-name="T3">비즈니스 목표 중심</text:span> – 통합을 통해 제품 개발에 다양한 기술을 구축합니다 (물론 합리적인 필요 범위 내에서).</text:p>
        </text:list-item>
        <text:list-item>
          <text:p text:style-name="P15"><text:span text:style-name="T3">원산지 보안 강화</text:span> – 공통 shasum 검사와 함께 GPG 암호화 서명 패키지로 엔드투엔드 검증 가능한 솔루션을 제공하여 어느 때 어디서나 모든 보안 수준의 요구사항을 충족합니다.</text:p>
        </text:list-item>
        <text:list-item>
          <text:p text:style-name="P14"><text:span text:style-name="T3">컨테이너화 최적화</text:span> – 소형 오픈소스 이미지 컨테이너 (Docker 또는 Podman용) 패키징과 가능한 경우 크로스 플랫폼 이미지 컴파일.</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zh" fo:country="TW"/>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3</text:page-number><text:s/>of <text:page-count>4</text:page-count><text:s/><text:span text:style-name="MT1">| </text:span><text:title>Prologue</text:title></text:p>
      </style:footer>
    </style:master-page>
    <style:master-page style:name="Left_20_Page" style:display-name="Left Page" style:page-layout-name="Mpm4" draw:style-name="Mdp1" style:next-style-name="Right_20_Page">
      <style:footer>
        <text:p text:style-name="Footer"><text:title>Prologue</text:title><text:s/><text:span text:style-name="MT1">| </text:span>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7T16:32:55.590261703</meta:creation-date>
    <dc:title>Prologue</dc:title>
    <meta:generator>LibreOffice/24.2.1.2$Linux_X86_64 LibreOffice_project/db4def46b0453cc22e2d0305797cf981b68ef5ac</meta:generator>
    <meta:editing-duration>PT10M18S</meta:editing-duration>
    <meta:editing-cycles>2</meta:editing-cycles>
    <dc:contributor>(Holloway) Chew</dc:contributor>
    <dc:contributor>Kean Ho</dc:contributor>
    <dc:coverage>prologue</dc:coverage>
    <dc:identifier>automataci-prologue</dc:identifier>
    <dc:subject>A fragment of AutomataCI engineering specification</dc:subject>
    <meta:initial-creator>Kean Ho Chew</meta:initial-creator>
    <dc:publisher>AutomataCI Team</dc:publisher>
    <meta:keyword>prologue</meta:keyword>
    <dc:date>2024-03-27T16:33:03.467038514</dc:date>
    <dc:creator>Kean Ho Chew</dc:creator>
    <meta:document-statistic meta:table-count="0" meta:image-count="0" meta:object-count="0" meta:page-count="4" meta:paragraph-count="35" meta:word-count="1637" meta:character-count="2648" meta:non-whitespace-character-count="2130"/>
    <meta:template xlink:type="simple" xlink:actuate="onRequest" xlink:title="Noto Sans Light Default Template" xlink:href="../../../../../../../../templates/default.ott" meta:date="2024-03-25T07:09:47.213847945"/>
  </office:meta>
</office:document-meta>
</file>